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E00000025EA493B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1.3847in" style:rel-column-width="1994*"/>
    </style:style>
    <style:style style:name="Table1.C" style:family="table-column">
      <style:table-column-properties style:column-width="1.4188in" style:rel-column-width="2043*"/>
    </style:style>
    <style:style style:name="Table1.D" style:family="table-column">
      <style:table-column-properties style:column-width="1.3514in" style:rel-column-width="1946*"/>
    </style:style>
    <style:style style:name="Table1.E" style:family="table-column">
      <style:table-column-properties style:column-width="1.3854in" style:rel-column-width="1995*"/>
    </style:style>
    <style:style style:name="Table1.A1" style:family="table-cell">
      <style:table-cell-properties fo:padding="0.0382in" fo:border="none"/>
    </style:style>
    <style:style style:name="P1" style:family="paragraph" style:parent-style-name="Standard">
      <style:paragraph-properties fo:text-align="justify" style:justify-single-word="false"/>
      <style:text-properties officeooo:rsid="001e031d" officeooo:paragraph-rsid="001e031d"/>
    </style:style>
    <style:style style:name="P2" style:family="paragraph" style:parent-style-name="Standard">
      <style:paragraph-properties fo:text-align="justify" style:justify-single-word="false"/>
      <style:text-properties officeooo:paragraph-rsid="002d68bc"/>
    </style:style>
    <style:style style:name="P3" style:family="paragraph" style:parent-style-name="Standard" style:list-style-name="L1">
      <style:paragraph-properties fo:text-align="justify" style:justify-single-word="false"/>
      <style:text-properties officeooo:rsid="001fc5f3" officeooo:paragraph-rsid="001fc5f3"/>
    </style:style>
    <style:style style:name="P4" style:family="paragraph" style:parent-style-name="Standard" style:list-style-name="L3">
      <style:paragraph-properties fo:text-align="justify" style:justify-single-word="false"/>
      <style:text-properties officeooo:rsid="001fc5f3" officeooo:paragraph-rsid="001fc5f3"/>
    </style:style>
    <style:style style:name="P5" style:family="paragraph" style:parent-style-name="Standard" style:list-style-name="L3">
      <style:paragraph-properties fo:text-align="justify" style:justify-single-word="false"/>
      <style:text-properties officeooo:rsid="001fc5f3" officeooo:paragraph-rsid="00214481"/>
    </style:style>
    <style:style style:name="P6" style:family="paragraph" style:parent-style-name="Standard" style:list-style-name="L3">
      <style:paragraph-properties fo:text-align="justify" style:justify-single-word="false"/>
      <style:text-properties officeooo:rsid="00214481" officeooo:paragraph-rsid="00214481"/>
    </style:style>
    <style:style style:name="P7" style:family="paragraph" style:parent-style-name="Standard" style:list-style-name="L3">
      <style:paragraph-properties fo:text-align="justify" style:justify-single-word="false"/>
      <style:text-properties officeooo:rsid="00214481" officeooo:paragraph-rsid="0021e362"/>
    </style:style>
    <style:style style:name="P8" style:family="paragraph" style:parent-style-name="Standard">
      <style:paragraph-properties fo:text-align="justify" style:justify-single-word="false"/>
      <style:text-properties officeooo:rsid="00214481" officeooo:paragraph-rsid="00214481"/>
    </style:style>
    <style:style style:name="P9" style:family="paragraph" style:parent-style-name="Standard">
      <style:paragraph-properties fo:text-align="justify" style:justify-single-word="false"/>
      <style:text-properties fo:font-weight="bold" officeooo:rsid="001e031d" officeooo:paragraph-rsid="001e031d" style:font-weight-asian="bold" style:font-weight-complex="bold"/>
    </style:style>
    <style:style style:name="P10" style:family="paragraph" style:parent-style-name="Standard">
      <style:paragraph-properties fo:text-align="justify" style:justify-single-word="false"/>
      <style:text-properties fo:font-weight="bold" officeooo:rsid="002441af" officeooo:paragraph-rsid="002441af" style:font-weight-asian="bold" style:font-weight-complex="bold"/>
    </style:style>
    <style:style style:name="P11" style:family="paragraph" style:parent-style-name="Standard">
      <style:paragraph-properties fo:text-align="justify" style:justify-single-word="false"/>
      <style:text-properties fo:font-weight="bold" officeooo:rsid="002b7d5c" officeooo:paragraph-rsid="002b7d5c" style:font-weight-asian="bold" style:font-weight-complex="bold"/>
    </style:style>
    <style:style style:name="P12" style:family="paragraph" style:parent-style-name="Standard">
      <style:paragraph-properties fo:text-align="justify" style:justify-single-word="false"/>
      <style:text-properties fo:font-weight="normal" officeooo:rsid="002441af" officeooo:paragraph-rsid="002441af" style:font-weight-asian="normal" style:font-weight-complex="normal"/>
    </style:style>
    <style:style style:name="P13" style:family="paragraph" style:parent-style-name="Standard">
      <style:paragraph-properties fo:text-align="justify" style:justify-single-word="false"/>
      <style:text-properties fo:font-weight="normal" officeooo:rsid="002441af" officeooo:paragraph-rsid="00291f87" style:font-weight-asian="normal" style:font-weight-complex="normal"/>
    </style:style>
    <style:style style:name="P14" style:family="paragraph" style:parent-style-name="Standard">
      <style:paragraph-properties fo:text-align="justify" style:justify-single-word="false"/>
      <style:text-properties fo:font-weight="normal" officeooo:rsid="00261b56" officeooo:paragraph-rsid="00261b56" style:font-weight-asian="normal" style:font-weight-complex="normal"/>
    </style:style>
    <style:style style:name="P15" style:family="paragraph" style:parent-style-name="Standard" style:list-style-name="L4">
      <style:paragraph-properties fo:text-align="justify" style:justify-single-word="false"/>
      <style:text-properties fo:font-weight="normal" officeooo:rsid="00261b56" officeooo:paragraph-rsid="00291f87" style:font-weight-asian="normal" style:font-weight-complex="normal"/>
    </style:style>
    <style:style style:name="P16" style:family="paragraph" style:parent-style-name="Standard">
      <style:paragraph-properties fo:text-align="justify" style:justify-single-word="false"/>
      <style:text-properties fo:font-weight="normal" officeooo:rsid="00291f87" officeooo:paragraph-rsid="00291f87" style:font-weight-asian="normal" style:font-weight-complex="normal"/>
    </style:style>
    <style:style style:name="P17" style:family="paragraph" style:parent-style-name="Standard" style:list-style-name="L4">
      <style:paragraph-properties fo:text-align="justify" style:justify-single-word="false"/>
      <style:text-properties fo:font-weight="normal" officeooo:rsid="00291f87" officeooo:paragraph-rsid="00291f87" style:font-weight-asian="normal" style:font-weight-complex="normal"/>
    </style:style>
    <style:style style:name="P18" style:family="paragraph" style:parent-style-name="Standard" style:list-style-name="L4">
      <style:paragraph-properties fo:text-align="justify" style:justify-single-word="false"/>
      <style:text-properties fo:font-weight="normal" officeooo:rsid="00298755" officeooo:paragraph-rsid="00298755" style:font-weight-asian="normal" style:font-weight-complex="normal"/>
    </style:style>
    <style:style style:name="P19" style:family="paragraph" style:parent-style-name="Standard">
      <style:paragraph-properties fo:text-align="justify" style:justify-single-word="false"/>
      <style:text-properties fo:font-weight="normal" officeooo:rsid="00298755" officeooo:paragraph-rsid="00298755" style:font-weight-asian="normal" style:font-weight-complex="normal"/>
    </style:style>
    <style:style style:name="P20" style:family="paragraph" style:parent-style-name="Standard">
      <style:paragraph-properties fo:text-align="justify" style:justify-single-word="false"/>
      <style:text-properties fo:font-weight="normal" officeooo:rsid="00298755" officeooo:paragraph-rsid="002b7d5c" style:font-weight-asian="normal" style:font-weight-complex="normal"/>
    </style:style>
    <style:style style:name="P21" style:family="paragraph" style:parent-style-name="Standard">
      <style:paragraph-properties fo:text-align="justify" style:justify-single-word="false"/>
      <style:text-properties fo:font-weight="normal" officeooo:rsid="002b7d5c" officeooo:paragraph-rsid="002b7d5c" style:font-weight-asian="normal" style:font-weight-complex="normal"/>
    </style:style>
    <style:style style:name="P22" style:family="paragraph" style:parent-style-name="Standard">
      <style:paragraph-properties fo:text-align="justify" style:justify-single-word="false"/>
      <style:text-properties fo:font-weight="normal" officeooo:rsid="002d68bc" officeooo:paragraph-rsid="002d68bc" style:font-weight-asian="normal" style:font-weight-complex="normal"/>
    </style:style>
    <style:style style:name="P23" style:family="paragraph" style:parent-style-name="Standard" style:list-style-name="L1">
      <style:paragraph-properties fo:margin-left="0.9846in" fo:margin-right="0in" fo:text-align="justify" style:justify-single-word="false" fo:text-indent="-0.25in" style:auto-text-indent="false"/>
      <style:text-properties officeooo:rsid="001e031d" officeooo:paragraph-rsid="001e031d"/>
    </style:style>
    <style:style style:name="P24" style:family="paragraph" style:parent-style-name="Standard" style:list-style-name="L1">
      <style:paragraph-properties fo:margin-left="0.9846in" fo:margin-right="0in" fo:text-align="justify" style:justify-single-word="false" fo:text-indent="-0.25in" style:auto-text-indent="false"/>
      <style:text-properties officeooo:rsid="001fc5f3" officeooo:paragraph-rsid="001fc5f3"/>
    </style:style>
    <style:style style:name="P25" style:family="paragraph" style:parent-style-name="Standard">
      <style:paragraph-properties fo:margin-left="0in" fo:margin-right="0in" fo:text-align="justify" style:justify-single-word="false" fo:text-indent="0in" style:auto-text-indent="false"/>
      <style:text-properties officeooo:rsid="001fc5f3" officeooo:paragraph-rsid="001fc5f3"/>
    </style:style>
    <style:style style:name="P26" style:family="paragraph" style:parent-style-name="Standard">
      <style:paragraph-properties fo:margin-left="0in" fo:margin-right="0in" fo:text-align="justify" style:justify-single-word="false" fo:text-indent="0in" style:auto-text-indent="false"/>
      <style:text-properties fo:font-weight="bold" officeooo:rsid="001fc5f3" officeooo:paragraph-rsid="001fc5f3" style:font-weight-asian="bold" style:font-weight-complex="bold"/>
    </style:style>
    <style:style style:name="P27" style:family="paragraph" style:parent-style-name="Standard">
      <style:paragraph-properties fo:margin-left="0in" fo:margin-right="0in" fo:text-align="justify" style:justify-single-word="false" fo:text-indent="0in" style:auto-text-indent="false"/>
      <style:text-properties officeooo:rsid="002282ec" officeooo:paragraph-rsid="002441af"/>
    </style:style>
    <style:style style:name="P28" style:family="paragraph" style:parent-style-name="Table_20_Contents">
      <style:paragraph-properties fo:text-align="center" style:justify-single-word="false"/>
      <style:text-properties officeooo:rsid="002441af" officeooo:paragraph-rsid="002441af"/>
    </style:style>
    <style:style style:name="P29" style:family="paragraph" style:parent-style-name="Table_20_Contents">
      <style:paragraph-properties fo:text-align="center" style:justify-single-word="false"/>
      <style:text-properties style:text-underline-style="non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rsid="002567e9" officeooo:paragraph-rsid="002567e9"/>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微軟正黑體"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fc5f3"/>
    </style:style>
    <style:style style:name="T2" style:family="text">
      <style:text-properties officeooo:rsid="00214481"/>
    </style:style>
    <style:style style:name="T3" style:family="text">
      <style:text-properties officeooo:rsid="0021e362"/>
    </style:style>
    <style:style style:name="T4" style:family="text">
      <style:text-properties style:language-asian="zh" style:country-asian="TW"/>
    </style:style>
    <style:style style:name="T5" style:family="text">
      <style:text-properties officeooo:rsid="0021e362" style:language-asian="zh" style:country-asian="TW"/>
    </style:style>
    <style:style style:name="T6" style:family="text">
      <style:text-properties officeooo:rsid="002441af"/>
    </style:style>
    <style:style style:name="T7" style:family="text">
      <style:text-properties style:text-underline-style="none"/>
    </style:style>
    <style:style style:name="T8" style:family="text">
      <style:text-properties style:text-underline-style="none" officeooo:rsid="002b7d5c"/>
    </style:style>
    <style:style style:name="T9" style:family="text">
      <style:text-properties style:text-underline-style="none" officeooo:rsid="002d68bc"/>
    </style:style>
    <style:style style:name="T10" style:family="text">
      <style:text-properties style:text-underline-style="none" fo:font-weight="normal" officeooo:rsid="002d68bc" style:font-weight-asian="normal" style:font-weight-complex="normal"/>
    </style:style>
    <style:style style:name="T11" style:family="text">
      <style:text-properties officeooo:rsid="002567e9"/>
    </style:style>
    <style:style style:name="T12" style:family="text">
      <style:text-properties officeooo:rsid="00261b56"/>
    </style:style>
    <style:style style:name="T13" style:family="text">
      <style:text-properties officeooo:rsid="00291f87"/>
    </style:style>
    <style:style style:name="T14" style:family="text">
      <style:text-properties officeooo:rsid="002987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list-style-name="L5">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list-style-name="L6">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apter 1 – <text:s/>Introuction </text:p>
      <text:p text:style-name="P1"/>
      <text:p text:style-name="P1">PiLab (<draw:frame text:anchor-type="as-char" svg:y="-0.0728in" draw:z-index="0" draw:style-name="gr1" draw:text-style-name="P32" svg:width="0.0906in" svg:height="0.0732in"><draw:image xlink:href="Pictures/100000000000002E00000025EA493BF0.png" xlink:type="simple" xlink:show="embed" xlink:actuate="onLoad"><text:p/></draw:image><svg:title>TexMaths</svg:title><svg:desc>12§display§\pi§png§600§FALSE</svg:desc></draw:frame> laboratory) is a set of functions that implement PiLib (<draw:frame text:anchor-type="as-char" svg:y="-0.0728in" draw:z-index="1" draw:style-name="gr2" draw:text-style-name="P32" svg:width="0.0906in" svg:height="0.0732in"><draw:image xlink:href="Pictures/100000000000002E00000025EA493BF0.png" xlink:type="simple" xlink:show="embed" xlink:actuate="onLoad"><text:p/></draw:image><svg:title>TexMaths</svg:title><svg:desc>12§display§\pi§png§600§FALSE</svg:desc></draw:frame> library) to compute condensed matter physics related problems using tight-binding calculations. Its core part is developed by an open source script language Scilab and will be released as a toolbox in the future. Scilab has built-in graphic user interface and powerful applications in numerical and graphical problems, so one can further process and visualize the results in a unified environment. <text:s/>Python version using Numpy and Matplot is also developing and will be announced later.</text:p>
      <text:p text:style-name="P1"><text:s/></text:p>
      <text:p text:style-name="P1">The current version <text:span text:style-name="T12">(</text:span>1.0-beta<text:span text:style-name="T12">) of</text:span> PiLab has the following features:</text:p>
      <text:list xml:id="list3123023233887552209" text:style-name="L1">
        <text:list-item>
          <text:p text:style-name="P3">Basic:</text:p>
        </text:list-item>
        <text:list-item>
          <text:p text:style-name="P23">lattice structure construction</text:p>
        </text:list-item>
        <text:list-item>
          <text:p text:style-name="P23">hopping parameters using Slaster-Koster integrals</text:p>
        </text:list-item>
        <text:list-item>
          <text:p text:style-name="P23">TB+U self-consistent calculations </text:p>
        </text:list-item>
        <text:list-item>
          <text:p text:style-name="P23"><text:span text:style-name="T1">compatible with </text:span>1D, quasi-1D, 2D, quasi-2D <text:span text:style-name="T1">and</text:span> 3D</text:p>
        </text:list-item>
        <text:list-item>
          <text:p text:style-name="P3">Application:</text:p>
        </text:list-item>
        <text:list-item>
          <text:p text:style-name="P24">band structure </text:p>
        </text:list-item>
        <text:list-item>
          <text:p text:style-name="P24">density of state </text:p>
        </text:list-item>
        <text:list-item>
          <text:p text:style-name="P24">finite size and impurity </text:p>
        </text:list-item>
        <text:list-item>
          <text:p text:style-name="P24">Floquet band structure</text:p>
        </text:list-item>
        <text:list-item>
          <text:p text:style-name="P24">Phonon modes </text:p>
        </text:list-item>
        <text:list-item>
          <text:p text:style-name="P24">Quantum Transport</text:p>
        </text:list-item>
        <text:list-item>
          <text:p text:style-name="P24">topological invariant </text:p>
        </text:list-item>
      </text:list>
      <text:p text:style-name="P25"/>
      <text:p text:style-name="P26">Chapter 2 – Instillation </text:p>
      <text:p text:style-name="P25"/>
      <text:p text:style-name="P27">In the following, we will use the notation: ''→'' to represent a command in Scilab console. <text:span text:style-name="T6">For example:</text:span></text:p>
      <text:p text:style-name="P27">→<text:span text:style-name="T6"> this is a book , means type ''this is a book'' in the console.</text:span> <text:s/></text:p>
      <text:p text:style-name="P25"/>
      <text:p text:style-name="P25">To install PiLab, all you have to do is to install Scilab. The latest version can be found here: <text:a xlink:type="simple" xlink:href="http://www.scilab.org/">http://www.scilab.org/</text:a> <text:s/>. You can follow its instruction to install it in your computer easily. Once it is install, just download PiLib, unzip it, and put it in any folder you like. Then we will set Scilab environmental variables to this folder:</text:p>
      <text:list xml:id="list5238550559634562052" text:style-name="L3">
        <text:list-item>
          <text:p text:style-name="P4"><text:span text:style-name="T2">find</text:span> Scilab.start</text:p>
          <text:list>
            <text:list-item>
              <text:p text:style-name="P5">Scilab.start can be found in your installed Scilab folder. For PC user<text:span text:style-name="T3">s</text:span>, it is usually located in C:\Program Files\scilab-5.5.0\etc\ . <text:span text:style-name="T3">F</text:span>or Linux <text:span text:style-name="T3">or Mac </text:span>user<text:span text:style-name="T3">s</text:span>, it is usually located in <text:span text:style-name="T2">/scilab-5.5.0/share/scilab/etc/ </text:span></text:p>
            </text:list-item>
          </text:list>
        </text:list-item>
        <text:list-item>
          <text:p text:style-name="P6">set PiLib path</text:p>
          <text:list>
            <text:list-item>
              <text:p text:style-name="P6">open <text:span text:style-name="T1">Scilab.start </text:span>(administrator authority may needed) and search for the keyword: </text:p>
              <text:p text:style-name="P6">'' Protect variable previously defined ''</text:p>
            </text:list-item>
            <text:list-item>
              <text:p text:style-name="P6">set the PiLib path just below the keyword and above the predef('all') command. For example:</text:p>
              <text:p text:style-name="P6"><text:s/>PiLib_path='C:\Users\pipidog\Dropbox\PiLib\'</text:p>
              <text:p text:style-name="P6"><text:s/>PiLib=PiLib_path+'PiLib_loader.sce'</text:p>
            </text:list-item>
            <text:list-item>
              <text:p text:style-name="P7">Note that, only the path can be changed. All the others should keep the same. For example, if you put your PiLib<text:span text:style-name="T4"> </text:span><text:span text:style-name="T5">is </text:span>in: /home/user/work/ , the you should type:</text:p>
              <text:p text:style-name="P6"><text:s/>PiLib_path='/home/user/work/PiLib/';</text:p>
              <text:p text:style-name="P6"><text:soft-page-break/><text:s/>PiLib=PiLib_path+'PiLib_loader.sce';</text:p>
            </text:list-item>
          </text:list>
        </text:list-item>
        <text:list-item>
          <text:p text:style-name="P6">To check your installation, open Scilab and type → exec(PiLib); If there is no any error message, you are all set !</text:p>
        </text:list-item>
      </text:list>
      <text:p text:style-name="P8"/>
      <text:p text:style-name="P10">3. Framework</text:p>
      <text:p text:style-name="P12"/>
      <text:p text:style-name="P12">PiLab is a modular program. It calculates everything step by step and you can always extract the calculated results and import them to any other code <text:span text:style-name="T12">easily</text:span>. The PiLab has a layer structure:</text:p>
      <text:p text:style-name="P12"/>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30"><text:span text:style-name="T6">Layer-1</text:span></text:p>
          </table:table-cell>
          <table:table-cell table:style-name="Table1.A1" office:value-type="string">
            <text:p text:style-name="P28"><text:span text:style-name="T11">L</text:span>ayer-<text:span text:style-name="T11">2</text:span></text:p>
          </table:table-cell>
          <table:table-cell table:style-name="Table1.A1" office:value-type="string">
            <text:p text:style-name="P31">Layer-3</text:p>
          </table:table-cell>
          <table:table-cell table:style-name="Table1.A1" office:value-type="string">
            <text:p text:style-name="P31">Layer-4</text:p>
          </table:table-cell>
          <table:table-cell table:style-name="Table1.A1" office:value-type="string">
            <text:p text:style-name="P31">Layer-5</text:p>
          </table:table-cell>
        </table:table-row>
        <table:table-row>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text:span text:style-name="T6">_ban</text:span></text:p>
          </table:table-cell>
          <table:table-cell table:style-name="Table1.A1" office:value-type="string">
            <text:p text:style-name="P30"/>
          </table:table-cell>
        </table:table-row>
        <table:table-row>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28">_dsa</text:p>
          </table:table-cell>
          <table:table-cell table:style-name="Table1.A1" office:value-type="string">
            <text:p text:style-name="P30"/>
          </table:table-cell>
        </table:table-row>
        <table:table-row>
          <table:table-cell table:style-name="Table1.A1" office:value-type="string">
            <text:p text:style-name="P28">_lat</text:p>
          </table:table-cell>
          <table:table-cell table:style-name="Table1.A1" office:value-type="string">
            <text:p text:style-name="P30"><text:span text:style-name="T6">_hop</text:span></text:p>
          </table:table-cell>
          <table:table-cell table:style-name="Table1.A1" office:value-type="string">
            <text:p text:style-name="P30"><text:span text:style-name="T6">_scc</text:span></text:p>
          </table:table-cell>
          <table:table-cell table:style-name="Table1.A1" office:value-type="string">
            <text:p text:style-name="P30"><text:span text:style-name="T6">_imp</text:span></text:p>
          </table:table-cell>
          <table:table-cell table:style-name="Table1.A1" office:value-type="string">
            <text:p text:style-name="P30"/>
          </table:table-cell>
        </table:table-row>
        <table:table-row>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29"><text:span text:style-name="T6">_qtp</text:span></text:p>
          </table:table-cell>
          <table:table-cell table:style-name="Table1.A1" office:value-type="string">
            <text:p text:style-name="P29"><text:span text:style-name="T6">_qtp_crt</text:span></text:p>
          </table:table-cell>
        </table:table-row>
        <table:table-row>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text:p>
          </table:table-cell>
          <table:table-cell table:style-name="Table1.A1" office:value-type="string">
            <text:p text:style-name="P30">….</text:p>
          </table:table-cell>
        </table:table-row>
      </table:table>
      <text:p text:style-name="P13"><text:s/></text:p>
      <text:p text:style-name="P13"><text:span text:style-name="T12">You cannot perform any calculation if its previous layers were not calculated first. For example, you cannot call the _ban module before the _lat, _hop and _scc were calculated. As for layer-5, it is an extension layer. All the functions defined in this layer are an extension of a particular function in layer-4, so we will name the functions in this layer with two module names by its father module's name and its own name.</text:span></text:p>
      <text:p text:style-name="P13"/>
      <text:p text:style-name="P16">All the calculations are controlled by an input file named by: ''project_task.plb''. ''project'' is the name of your project (can be anything), ''task'' is the module you want to call and ''plb'' is the file name extension of PiLab. For example, if one has a project ''NaCl'' and want to calculate the lattice structure, you should prepare a file named ''NaCl_lat.plb'' with appropriate input commands in it. Then PiLab will read its inputs and perform lattice structure calculation. Once the calculation is done, PiLab will attach its calculated results in the same file. <text:s/><text:span text:style-name="T12"><text:s/>Here we introduce each layer in their details.</text:span></text:p>
      <text:p text:style-name="P14"/>
      <text:list xml:id="list175527470961441484" text:style-name="L4">
        <text:list-item>
          <text:p text:style-name="P15">Layer-1: lattice structure generation <text:span text:style-name="T14">( _lat module)</text:span></text:p>
          <text:list>
            <text:list-item>
              <text:p text:style-name="P15">This layer <text:span text:style-name="T13">generates all lattice structure information.</text:span></text:p>
            </text:list-item>
          </text:list>
        </text:list-item>
        <text:list-item>
          <text:p text:style-name="P17">Layer-2: hopping integral generation <text:span text:style-name="T14">( _hop module)</text:span></text:p>
          <text:list>
            <text:list-item>
              <text:p text:style-name="P17">This layer generates the hopping integrals of the systems, <text:span text:style-name="T14">select tight-binding states, onsite energies and LS coupling.</text:span></text:p>
            </text:list-item>
          </text:list>
        </text:list-item>
        <text:list-item>
          <text:p text:style-name="P18">Layer-3: self-consistent calculation ( _scc module)</text:p>
          <text:list>
            <text:list-item>
              <text:p text:style-name="P18">This layer perform TB+U self-consistent calculations, Fermi energy, and band gap.</text:p>
            </text:list-item>
          </text:list>
        </text:list-item>
        <text:list-item>
          <text:p text:style-name="P18">Layer-4: Application layer ( _ban, _dsa, _imp, …, etc)</text:p>
          <text:list>
            <text:list-item>
              <text:p text:style-name="P18">This layer constitutes many modules. Each module can calculate different properties. For example: _ban module can calculate band structure, _dsa calculates the density of state, etc.</text:p>
            </text:list-item>
          </text:list>
        </text:list-item>
        <text:list-item>
          <text:p text:style-name="P18">Layer-5: Extension layer ( _<text:span text:style-name="T7">qtp_crt, …, etc)</text:span></text:p>
          <text:list>
            <text:list-item>
              <text:p text:style-name="P18"><text:span text:style-name="T7">This layer contains many modules that can further calculate other properties based on the calculation results of layer-4. Unlike layer-4 where all the modules require all layer-1 ~ layer-3 modules are calculated. Layer-5 only requires its father module is calculated. For example, _qtp calculates the transmission function of a quasi-1D transport problem and _qtp_crt can take an integral over the transmission function to obtain the current v.s voltage </text:span><text:soft-page-break/><text:span text:style-name="T7">properties. To do it, only _qtp is <text:s/>required. All the other layer-4 modules are not necessary. Also, because it is just an extension of a particular module in layer-4, not all modules in layer-4 have a layer-5 son module.</text:span></text:p>
            </text:list-item>
          </text:list>
        </text:list-item>
      </text:list>
      <text:p text:style-name="P19"><text:span text:style-name="T7"/></text:p>
      <text:p text:style-name="P20"><text:span text:style-name="T7">To call a particular module, you should prepare a file with name: ''project_task.plb''. PiLab will automatically read the input parameters of project_task.plb and all the input</text:span><text:span text:style-name="T8">s</text:span><text:span text:style-name="T7"> and calculated results in </text:span><text:span text:style-name="T8">its </text:span><text:span text:style-name="T7">lower layer, e.g <text:s/>NaCl_scc.plb will not only read NaCl_scc.plb but </text:span><text:span text:style-name="T8">evertything</text:span><text:span text:style-name="T7"> in '' NaCl_lat.plb</text:span><text:span text:style-name="T8">'' and</text:span><text:span text:style-name="T7"> </text:span><text:span text:style-name="T8">''</text:span><text:span text:style-name="T7">NaCl_hop.plb''. So </text:span><text:span text:style-name="T8">if</text:span><text:span text:style-name="T7"> you change any input or </text:span><text:span text:style-name="T8">output</text:span><text:span text:style-name="T7"> results in those files, <text:s/></text:span><text:span text:style-name="T8">you should expect something different. Once the _scc calculation is done, PiLab will attach the calculated results in the file for the use of next layer. Therefore, to learn PiLab, all you have to do is to understand the command of each input and the output results. </text:span></text:p>
      <text:p text:style-name="P20"><text:span text:style-name="T8"/></text:p>
      <text:p text:style-name="P11"><text:span text:style-name="T7">Chapter 3 – A </text:span><text:span text:style-name="T9">'' </text:span><text:span text:style-name="T7">Hello, </text:span><text:span text:style-name="T9">World! ''</text:span><text:span text:style-name="T7"> code</text:span></text:p>
      <text:p text:style-name="P21"><text:span text:style-name="T7"/></text:p>
      <text:p text:style-name="P22"><text:span text:style-name="T7">Before go through the details of PiLab, we will first calculate the band structure of a very simple system-- graphene. So users can have a quick tour of PiLab. </text:span></text:p>
      <text:p text:style-name="P22"><text:span text:style-name="T7"/></text:p>
      <text:p text:style-name="P22"><text:span text:style-name="T7">We will need to generate the lattice structure of graphene. To this end, you should prepare a working fold and change the current Scilab working fold to that folder. It can be achieved by using the built-in Scilab file browser or do it in the console by typing, say : → cd('c:\User\pipidog\working') . Then let's generate a template file by typing the command in Scilab console: → PiLab_create('graphene','lat')</text:span></text:p>
      <text:p text:style-name="P2"><text:span text:style-name="T10">If it warns you error message: ''Undefined variable: PiLab'', it means you has not load PiLab in the Scilab memory. To solve this, type: → exec(PiLib); <text:s/>, the semi-colon '' ; '' at the end of the command is to tell Scilab not to show interactive message. If you don't care about it, you can neglect the semi-col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2:59:33.101000000</meta:creation-date>
    <dc:date>2014-06-14T16:06:58.303000000</dc:date>
    <meta:editing-duration>PT1H17M10S</meta:editing-duration>
    <meta:editing-cycles>5</meta:editing-cycles>
    <meta:generator>LibreOffice/4.1.5.3$Windows_x86 LibreOffice_project/1c1366bba2ba2b554cd2ca4d87c06da81c05d24</meta:generator>
    <meta:document-statistic meta:table-count="1" meta:image-count="0" meta:object-count="0" meta:page-count="3" meta:paragraph-count="68" meta:word-count="1092" meta:character-count="6690" meta:non-whitespace-character-count="5666"/>
  </office:meta>
</office:document-meta>
</file>